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83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25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35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13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2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7cm" svg:y1="2.96cm" svg:x2="5.241cm" svg:y2="5.191cm">
          <text:p/>
        </draw:line>
        <draw:line draw:style-name="gr1" draw:text-style-name="P1" draw:layer="layout" svg:x1="10.278cm" svg:y1="2.96cm" svg:x2="14.893cm" svg:y2="4.81cm">
          <text:p/>
        </draw:line>
        <draw:line draw:style-name="gr1" draw:text-style-name="P1" draw:layer="layout" svg:x1="5.17cm" svg:y1="5.76cm" svg:x2="3.082cm" svg:y2="7.731cm">
          <text:p/>
        </draw:line>
        <draw:line draw:style-name="gr1" draw:text-style-name="P1" draw:layer="layout" svg:x1="5.678cm" svg:y1="5.76cm" svg:x2="8.035cm" svg:y2="7.604cm">
          <text:p/>
        </draw:line>
        <draw:line draw:style-name="gr1" draw:text-style-name="P1" draw:layer="layout" svg:x1="14.871cm" svg:y1="5.76cm" svg:x2="12.783cm" svg:y2="7.731cm">
          <text:p/>
        </draw:line>
        <draw:line draw:style-name="gr1" draw:text-style-name="P1" draw:layer="layout" svg:x1="14.879cm" svg:y1="5.86cm" svg:x2="17.236cm" svg:y2="7.704cm">
          <text:p/>
        </draw:line>
        <draw:custom-shape draw:style-name="gr2" draw:text-style-name="P3" draw:layer="layout" svg:width="4.337cm" svg:height="1.397cm" svg:x="3.478cm" svg:y="4.656cm">
          <text:p text:style-name="P2">sorted arra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37cm" svg:height="1.397cm" svg:x="12.878cm" svg:y="4.66cm">
          <text:p text:style-name="P2">sorted arra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757cm" svg:height="1.397cm" svg:x="10.978cm" svg:y="7.664cm">
          <text:p text:style-name="P2">sorted arra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56cm" svg:height="1.397cm" svg:x="15.178cm" svg:y="7.668cm">
          <text:p text:style-name="P2">sorted arra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31cm" svg:height="1.397cm" svg:x="6.278cm" svg:y="7.672cm">
          <text:p text:style-name="P2">sorted array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732cm" svg:height="1.397cm" svg:x="1.378cm" svg:y="7.676cm">
          <text:p text:style-name="P2">sorted arra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37cm" svg:height="1.397cm" svg:x="7.978cm" svg:y="1.776cm">
          <text:p text:style-name="P2">sorted arra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3T13:39:35.573293095</dc:date>
    <meta:editing-duration>PT17H29M39S</meta:editing-duration>
    <meta:editing-cycles>34</meta:editing-cycles>
    <meta:generator>LibreOffice/6.0.7.3$Linux_X86_64 LibreOffice_project/00m0$Build-3</meta:generator>
    <meta:document-statistic meta:object-count="13"/>
  </office:meta>
</office:document-meta>
</file>